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51.3746121432632">
            <text:p>51.374612143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98.4454692341387">
            <text:p>98.445469234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94.0405108965933">
            <text:p>94.0405108966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2.705722283572">
            <text:p>32.7057222836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28.7962398026139">
            <text:p>28.796239802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2.3053614236414">
            <text:p>32.3053614236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office:value-type="float" office:value="57.8747442457825">
            <text:p>57.8747442458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office:value-type="float" office:value="28.7819610442966">
            <text:p>28.7819610443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float" office:value="63.9413820113987">
            <text:p>63.9413820114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4">
            <text:p>4</text:p>
          </table:table-cell>
          <table:table-cell office:value-type="float" office:value="8.06325091980398">
            <text:p>8.0632509198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4">
            <text:p>4</text:p>
          </table:table-cell>
          <table:table-cell office:value-type="float" office:value="44.4802394136786">
            <text:p>44.48023941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5/02/2011</text:date>, <text:time>18:4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1-05-02T18:42:00</meta:creation-date>
    <dc:date>2011-05-02T18:44:03</dc:date>
    <dc:creator>Kohei Yoshida</dc:creator>
    <meta:editing-duration>PT2M3S</meta:editing-duration>
    <meta:editing-cycles>2</meta:editing-cycles>
    <meta:generator>LibreOffice/3.4$Unix LibreOffice_project/300m103$Build-3</meta:generator>
    <meta:document-statistic meta:table-count="1" meta:cell-count="36" meta:object-count="0"/>
  </office:meta>
</office:document-meta>
</file>